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Monaco" style:font-family-generic="modern" style:font-pitch="fixed" fo:font-size="11pt" style:font-size-asian="11pt" style:font-size-complex="11pt"/>
    </style:style>
    <style:style style:name="P3" style:family="paragraph">
      <style:text-properties fo:font-family="Monaco" style:font-family-generic="modern" style:font-pitch="fixed" fo:font-size="10pt" style:font-size-asian="10pt" style:font-size-complex="10pt"/>
    </style:style>
    <style:style style:name="T1" style:family="text">
      <style:text-properties fo:font-family="Monaco" style:font-family-generic="modern" style:font-pitch="fixed" fo:font-size="11pt" style:font-size-asian="11pt" style:font-size-complex="11pt"/>
    </style:style>
    <style:style style:name="T2" style:family="text">
      <style:text-properties fo:font-family="Monaco" style:font-family-generic="modern" style:font-pitch="fixed" fo:font-size="8pt" style:font-size-asian="8pt" style:font-size-complex="8pt"/>
    </style:style>
    <style:style style:name="T3" style:family="text">
      <style:text-properties fo:font-family="Monaco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0.8cm" svg:x="8cm" svg:y="1.6cm">
          <text:p text:style-name="P1"><text:span text:style-name="T1">GCF::Object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cm" svg:height="1.3cm" svg:x="7.246cm" svg:y="3.5cm">
          <text:p text:style-name="P1"><text:span text:style-name="T1">Application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5cm" svg:height="1.3cm" svg:x="1.146cm" svg:y="6cm">
          <text:p text:style-name="P1"><text:span text:style-name="T1">node_a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5cm" svg:height="1.3cm" svg:x="7.246cm" svg:y="6cm">
          <text:p text:style-name="P1"><text:span text:style-name="T1">node_b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5cm" svg:height="1.3cm" svg:x="16.446cm" svg:y="6cm">
          <text:p text:style-name="P1"><text:span text:style-name="T1">node_n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5cm" svg:height="1.3cm" svg:x="2.4cm" svg:y="7.9cm">
          <text:p text:style-name="P1"><text:span text:style-name="T1">node_1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5cm" svg:height="1.3cm" svg:x="2.4cm" svg:y="9.8cm">
          <text:p text:style-name="P1"><text:span text:style-name="T1">node_2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5cm" svg:height="1.3cm" svg:x="2.4cm" svg:y="13.9cm">
          <text:p text:style-name="P1"><text:span text:style-name="T1">node_n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5cm" svg:height="1.3cm" svg:x="9.3cm" svg:y="7.9cm">
          <text:p text:style-name="P1"><text:span text:style-name="T1">node_1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5cm" svg:height="1.3cm" svg:x="9.3cm" svg:y="9.8cm">
          <text:p text:style-name="P1"><text:span text:style-name="T1">node_2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.5cm" svg:height="1.3cm" svg:x="9.3cm" svg:y="13.9cm">
          <text:p text:style-name="P1"><text:span text:style-name="T1">node_n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5cm" svg:height="1.3cm" svg:x="19.7cm" svg:y="7.9cm">
          <text:p text:style-name="P1"><text:span text:style-name="T1">node_1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5cm" svg:height="1.3cm" svg:x="19.7cm" svg:y="9.8cm">
          <text:p text:style-name="P1"><text:span text:style-name="T1">node_2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5.5cm" svg:height="1.3cm" svg:x="19.7cm" svg:y="13.9cm">
          <text:p text:style-name="P1"><text:span text:style-name="T1">node_n</text:span></text:p>
          <text:p text:style-name="P1"><text:span text:style-name="T2">GCF::ObjectTreeN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cm" svg:y1="2.4cm" svg:x2="9.996cm" svg:y2="3.5cm" draw:start-shape="id1" draw:start-glue-point="2" draw:end-shape="id2" draw:end-glue-point="0" svg:d="m10000 2400v550h-4v550" svg:viewBox="0 0 5 1101">
          <text:p/>
        </draw:connector>
        <draw:connector draw:style-name="gr2" draw:text-style-name="P1" draw:layer="layout" draw:type="line" svg:x1="9.996cm" svg:y1="4.8cm" svg:x2="3.896cm" svg:y2="6cm" draw:start-shape="id2" draw:start-glue-point="2" draw:end-shape="id3" draw:end-glue-point="0" svg:d="m9996 4800-6100 1200" svg:viewBox="0 0 6101 1201">
          <text:p/>
        </draw:connector>
        <draw:connector draw:style-name="gr2" draw:text-style-name="P1" draw:layer="layout" draw:type="line" svg:x1="9.996cm" svg:y1="4.8cm" svg:x2="9.996cm" svg:y2="6cm" draw:start-shape="id2" draw:start-glue-point="2" draw:end-shape="id4" draw:end-glue-point="0" svg:d="m9996 4800v1200" svg:viewBox="0 0 1 1201">
          <text:p/>
        </draw:connector>
        <draw:connector draw:style-name="gr2" draw:text-style-name="P1" draw:layer="layout" draw:type="line" svg:x1="9.996cm" svg:y1="4.8cm" svg:x2="19.196cm" svg:y2="6cm" draw:start-shape="id2" draw:start-glue-point="2" draw:end-shape="id5" draw:end-glue-point="0" svg:d="m9996 4800 9200 1200" svg:viewBox="0 0 9201 1201">
          <text:p/>
        </draw:connector>
        <draw:line draw:style-name="gr3" draw:text-style-name="P1" xml:id="id6" draw:id="id6" draw:layer="layout" svg:x1="1.5cm" svg:y1="7.3cm" svg:x2="1.5cm" svg:y2="7.6cm">
          <text:p/>
        </draw:line>
        <draw:connector draw:style-name="gr2" draw:text-style-name="P1" draw:layer="layout" svg:x1="1.5cm" svg:y1="7.6cm" svg:x2="2.4cm" svg:y2="14.55cm" draw:start-shape="id6" draw:start-glue-point="2" draw:end-shape="id7" draw:end-glue-point="3" svg:d="m1500 7600v6950h900" svg:viewBox="0 0 901 6951">
          <text:p/>
        </draw:connector>
        <draw:connector draw:style-name="gr2" draw:text-style-name="P1" draw:layer="layout" svg:x1="1.5cm" svg:y1="7.6cm" svg:x2="2.4cm" svg:y2="10.45cm" draw:start-shape="id6" draw:start-glue-point="2" draw:end-shape="id8" draw:end-glue-point="3" svg:d="m1500 7600v2850h900" svg:viewBox="0 0 901 2851">
          <text:p/>
        </draw:connector>
        <draw:connector draw:style-name="gr2" draw:text-style-name="P1" draw:layer="layout" svg:x1="1.5cm" svg:y1="7.6cm" svg:x2="2.4cm" svg:y2="8.55cm" draw:start-shape="id6" draw:start-glue-point="2" draw:end-shape="id9" draw:end-glue-point="3" svg:d="m1500 7600v950h900" svg:viewBox="0 0 901 951">
          <text:p/>
        </draw:connector>
        <draw:line draw:style-name="gr3" draw:text-style-name="P1" xml:id="id14" draw:id="id14" draw:layer="layout" svg:x1="18.8cm" svg:y1="7.3cm" svg:x2="18.8cm" svg:y2="7.6cm">
          <text:p/>
        </draw:line>
        <draw:line draw:style-name="gr3" draw:text-style-name="P1" xml:id="id10" draw:id="id10" draw:layer="layout" svg:x1="8.5cm" svg:y1="7.3cm" svg:x2="8.5cm" svg:y2="7.6cm">
          <text:p/>
        </draw:line>
        <draw:connector draw:style-name="gr2" draw:text-style-name="P1" draw:layer="layout" svg:x1="8.5cm" svg:y1="7.6cm" svg:x2="9.3cm" svg:y2="8.55cm" draw:start-shape="id10" draw:start-glue-point="2" draw:end-shape="id11" draw:end-glue-point="3" svg:d="m8500 7600v950h800" svg:viewBox="0 0 801 951">
          <text:p/>
        </draw:connector>
        <draw:connector draw:style-name="gr2" draw:text-style-name="P1" draw:layer="layout" svg:x1="8.5cm" svg:y1="7.6cm" svg:x2="9.3cm" svg:y2="10.45cm" draw:start-shape="id10" draw:start-glue-point="2" draw:end-shape="id12" draw:end-glue-point="3" svg:d="m8500 7600v2850h800" svg:viewBox="0 0 801 2851">
          <text:p/>
        </draw:connector>
        <draw:connector draw:style-name="gr2" draw:text-style-name="P1" draw:layer="layout" svg:x1="8.5cm" svg:y1="7.6cm" svg:x2="9.3cm" svg:y2="14.55cm" draw:start-shape="id10" draw:start-glue-point="2" draw:end-shape="id13" draw:end-glue-point="3" svg:d="m8500 7600v6950h800" svg:viewBox="0 0 801 6951">
          <text:p/>
        </draw:connector>
        <draw:connector draw:style-name="gr2" draw:text-style-name="P1" draw:layer="layout" svg:x1="18.8cm" svg:y1="7.6cm" svg:x2="19.7cm" svg:y2="8.55cm" draw:start-shape="id14" draw:start-glue-point="2" draw:end-shape="id15" draw:end-glue-point="3" svg:d="m18800 7600v950h900" svg:viewBox="0 0 901 951">
          <text:p/>
        </draw:connector>
        <draw:connector draw:style-name="gr2" draw:text-style-name="P1" draw:layer="layout" svg:x1="18.8cm" svg:y1="7.6cm" svg:x2="19.7cm" svg:y2="10.45cm" draw:start-shape="id14" draw:start-glue-point="2" draw:end-shape="id16" draw:end-glue-point="3" svg:d="m18800 7600v2850h900" svg:viewBox="0 0 901 2851">
          <text:p/>
        </draw:connector>
        <draw:connector draw:style-name="gr2" draw:text-style-name="P1" draw:layer="layout" svg:x1="18.8cm" svg:y1="7.6cm" svg:x2="19.7cm" svg:y2="14.55cm" draw:start-shape="id14" draw:start-glue-point="2" draw:end-shape="id17" draw:end-glue-point="3" svg:d="m18800 7600v6950h900" svg:viewBox="0 0 901 6951">
          <text:p/>
        </draw:connector>
        <draw:connector draw:style-name="gr4" draw:text-style-name="P1" draw:layer="layout" draw:type="line" svg:x1="5.15cm" svg:y1="11.1cm" svg:x2="5.15cm" svg:y2="13.9cm" draw:start-shape="id8" draw:start-glue-point="2" draw:end-shape="id7" draw:end-glue-point="0" svg:d="m5150 11100v2800" svg:viewBox="0 0 1 2801">
          <text:p/>
        </draw:connector>
        <draw:connector draw:style-name="gr4" draw:text-style-name="P1" draw:layer="layout" draw:type="line" svg:x1="12.05cm" svg:y1="11.1cm" svg:x2="12.05cm" svg:y2="13.9cm" draw:start-shape="id12" draw:start-glue-point="2" draw:end-shape="id13" draw:end-glue-point="0" svg:d="m12050 11100v2800" svg:viewBox="0 0 1 2801">
          <text:p/>
        </draw:connector>
        <draw:connector draw:style-name="gr4" draw:text-style-name="P1" draw:layer="layout" draw:type="line" svg:x1="22.45cm" svg:y1="11.1cm" svg:x2="22.45cm" svg:y2="13.9cm" draw:start-shape="id16" draw:start-glue-point="2" draw:end-shape="id17" draw:end-glue-point="0" svg:d="m22450 11100v2800" svg:viewBox="0 0 1 2801">
          <text:p/>
        </draw:connector>
        <draw:connector draw:style-name="gr4" draw:text-style-name="P1" draw:layer="layout" draw:type="line" svg:x1="12.746cm" svg:y1="6.65cm" svg:x2="16.446cm" svg:y2="6.65cm" draw:start-shape="id4" draw:start-glue-point="1" draw:end-shape="id5" draw:end-glue-point="3" svg:d="m12746 6650h3700" svg:viewBox="0 0 3701 1">
          <text:p/>
        </draw:connector>
        <draw:frame draw:style-name="gr5" draw:text-style-name="P3" draw:layer="layout" svg:width="2.195cm" svg:height="0.691cm" svg:x="9.877cm" svg:y="2.954cm">
          <draw:text-box>
            <text:p><text:span text:style-name="T3">root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14:23:20</meta:creation-date>
    <dc:date>2013-09-23T14:55:48</dc:date>
    <meta:editing-duration>PT22M55S</meta:editing-duration>
    <meta:editing-cycles>4</meta:editing-cycles>
    <meta:generator>LibreOffice/4.0.1.2$MacOSX_x86 LibreOffice_project/84102822e3d61eb989ddd325abf1ac077904985</meta:generator>
    <meta:document-statistic meta:object-count="35"/>
  </office:meta>
</office:document-meta>
</file>